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357cm"/>
    </style:style>
    <style:style style:name="gr7" style:family="graphic" style:parent-style-name="standard">
      <style:graphic-properties draw:stroke="solid" svg:stroke-width="0.014cm" svg:stroke-color="#000000" draw:stroke-linejoin="miter" draw:fill="none" fo:padding-top="0.132cm" fo:padding-bottom="0.132cm" fo:padding-left="0.257cm" fo:padding-right="0.25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9pt"/>
    </style:style>
    <style:style style:name="P6" style:family="paragraph">
      <loext:graphic-properties draw:fill="none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8§latex§\begin{verbatim}
typedef struct node_t {
 int value;
 struct node_t * next;
} node_t;

// pre condition: "acyclic structure"
node_t * add(node_t * l, int v) {
 if (l == NULL) {
  l = malloc(sizeof(node_t));
  l-&gt;value = v; return l;
 }
 l-&gt;next = add(l-&gt;next, v);
 return l;
}
\end{verbatim}§svg§600§FALSE§</svg:desc>
          <draw:polygon draw:style-name="gr1" draw:text-style-name="P1" draw:layer="layout" svg:width="5.443cm" svg:height="4.604cm" svg:x="0.712cm" svg:y="0.096cm" svg:viewBox="0 0 5444 4605" draw:points="2722,4605 0,4605 0,0 5444,0 5444,4605">
            <text:p/>
          </draw:polygon>
          <draw:path draw:style-name="gr2" draw:text-style-name="P2" draw:layer="layout" svg:width="0.119cm" svg:height="0.157cm" svg:x="0.719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85cm" svg:x="0.866cm" svg:y="0.169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33cm" svg:height="0.185cm" svg:x="1.01cm" svg:y="0.168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2 0 12-8 0-9-7-9-12-9h-13z">
            <text:p/>
          </draw:path>
          <draw:path draw:style-name="gr2" draw:text-style-name="P2" draw:layer="layout" svg:width="0.115cm" svg:height="0.125cm" svg:x="1.169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3cm" svg:height="0.173cm" svg:x="1.31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2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1cm" svg:height="0.173cm" svg:x="1.606cm" svg:y="0.117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109cm" svg:height="0.125cm" svg:x="1.91cm" svg:y="0.167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2.043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2.192cm" svg:y="0.168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2.334cm" svg:y="0.169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cm" svg:height="0.125cm" svg:x="2.498cm" svg:y="0.167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2.631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2.922cm" svg:y="0.168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082cm" svg:y="0.167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223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376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3.523cm" svg:y="0.2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662cm" svg:y="0.1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218cm" svg:x="3.965cm" svg:y="0.095cm" svg:viewBox="0 0 116 219" svg:d="M68 49c0-7 0-19 1-20 5-11 29-11 40-11 1 0 7-3 7-9 0-9-6-9-12-9-20 0-50 4-55 29-1 1-1 15-1 23v26c0 10 0 14-10 19-10 4-24 4-31 4-1 0-7 1-7 9s6 8 10 8c7 0 38 1 38 16v48c0 8 0 20 15 29 12 7 27 8 41 8 6 0 12 0 12-9 0-8-7-8-10-8-38 0-38-11-38-20v-45c0-7-1-19-17-27 12-8 17-16 17-24z">
            <text:p/>
          </draw:path>
          <draw:path draw:style-name="gr2" draw:text-style-name="P2" draw:layer="layout" svg:width="0.106cm" svg:height="0.172cm" svg:x="0.882cm" svg:y="0.456cm" svg:viewBox="0 0 107 173" svg:d="M66 62c0-8-2-11-12-11h-40c-4 0-12 0-12 9 0 8 8 8 12 8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41cm" svg:height="0.123cm" svg:x="1.01cm" svg:y="0.505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9cm" svg:height="0.157cm" svg:x="1.161cm" svg:y="0.472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1.455cm" svg:y="0.5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0.504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759cm" svg:y="0.45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0.5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0.50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42cm" svg:height="0.16cm" svg:x="2.234cm" svg:y="0.5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09cm" svg:height="0.125cm" svg:x="0.88cm" svg:y="0.841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1.014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1.162cm" svg:y="0.84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304cm" svg:y="0.844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1cm" svg:height="0.125cm" svg:x="1.468cm" svg:y="0.841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1.602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893cm" svg:y="0.842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053cm" svg:y="0.84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194cm" svg:y="0.79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346cm" svg:y="0.841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16cm" svg:height="0.02cm" svg:x="2.494cm" svg:y="0.97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2.63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2.938cm" svg:y="0.819cm" svg:viewBox="0 0 110 122" svg:d="M63 76c18 10 7 4 27 16 8 4 8 4 11 4 5 0 9-5 9-9 0-5-4-8-4-8-7-5-26-14-34-18l31-16c3-3 7-4 7-10 0-1 0-9-12-9l-35 20c1-8 1-26 1-34 0-2 0-12-9-12s-9 10-9 12c0 8 0 26 0 34l-30-18c-4-2-5-2-6-2-6 0-10 5-10 9 0 6 3 7 7 9l31 17-31 17c-3 1-7 4-7 9 0 1 0 9 11 9l35-20c0 7 0 26 0 34 0 3 0 12 9 12s9-9 9-12c0-8 0-27-1-34z">
            <text:p/>
          </draw:path>
          <draw:path draw:style-name="gr2" draw:text-style-name="P2" draw:layer="layout" svg:width="0.141cm" svg:height="0.123cm" svg:x="3.218cm" svg:y="0.84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5cm" svg:height="0.125cm" svg:x="3.377cm" svg:y="0.841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3.516cm" svg:y="0.844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66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3.853cm" svg:y="0.844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1.108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41cm" svg:height="0.123cm" svg:x="1.01cm" svg:y="1.18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17cm" svg:y="1.17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311cm" svg:y="1.1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3cm" svg:y="1.1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1.61cm" svg:y="1.31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749cm" svg:y="1.147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1.94cm" svg:y="1.1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4cm" svg:height="0.218cm" svg:x="0.728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14cm" svg:height="0.218cm" svg:x="0.875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33cm" svg:height="0.185cm" svg:x="1.157cm" svg:y="1.854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1 0 11-8 0-9-6-9-11-9h-13z">
            <text:p/>
          </draw:path>
          <draw:path draw:style-name="gr2" draw:text-style-name="P2" draw:layer="layout" svg:width="0.128cm" svg:height="0.123cm" svg:x="1.31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463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cm" svg:height="0.125cm" svg:x="1.763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25cm" svg:x="1.906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2.04cm" svg:y="1.854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33cm" svg:height="0.173cm" svg:x="2.194cm" svg:y="1.806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05cm" svg:height="0.172cm" svg:x="2.353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9cm" svg:height="0.157cm" svg:x="2.485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5cm" svg:height="0.172cm" svg:x="2.647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5cm" svg:height="0.125cm" svg:x="2.788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2.922cm" svg:y="1.854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035cm" svg:height="0.121cm" svg:x="3.122cm" svg:y="1.856cm" svg:viewBox="0 0 36 122" svg:d="M36 18c0-11-9-18-18-18-11 0-18 9-18 18 0 10 9 17 18 17 11 0 18-9 18-17zM36 105c0-11-9-19-18-19-11 0-18 9-18 18 0 10 9 18 18 18 11 0 18-8 18-17z">
            <text:p/>
          </draw:path>
          <draw:path draw:style-name="gr2" draw:text-style-name="P2" draw:layer="layout" svg:width="0.075cm" svg:height="0.082cm" svg:x="3.397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32cm" svg:height="0.125cm" svg:x="3.523cm" svg:y="1.854cm" svg:viewBox="0 0 133 126" svg:d="M88 115c6 9 20 10 30 10 8 0 15 0 15-9s-7-9-11-9c-12 0-16-1-18-2v-61c0-20-15-44-56-44-12 0-41 0-41 21 0 8 7 13 13 13 4 0 12-3 13-13 0-3 0-3 5-3 4 0 8 0 11 0 21 0 36 8 36 28-50 1-85 15-85 42 0 20 18 38 46 38 11 0 28-2 42-11zM85 63v23c0 7 0 13-11 18-10 5-23 5-25 5-18 0-30-10-30-21 0-14 25-24 66-25z">
            <text:p/>
          </draw:path>
          <draw:path draw:style-name="gr2" draw:text-style-name="P2" draw:layer="layout" svg:width="0.11cm" svg:height="0.125cm" svg:x="3.675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33cm" svg:height="0.185cm" svg:x="3.81cm" svg:y="1.856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1cm" svg:height="0.125cm" svg:x="3.97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72cm" svg:x="4.112cm" svg:y="1.80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05cm" svg:height="0.172cm" svg:x="4.265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cm" svg:height="0.125cm" svg:x="4.41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09cm" svg:height="0.125cm" svg:x="4.705cm" svg:y="1.854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4.839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4.988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5.13cm" svg:y="1.856cm" svg:viewBox="0 0 142 124" svg:d="M98 113c0 9 6 9 11 9h21c4 0 12 0 12-9 0-8-8-8-12-8h-12v-94c0-8-2-11-12-11h-20c-5 0-12 0-12 9s7 9 11 9h13v60c0 25-23 28-32 28-23 0-23-9-23-18v-77c0-8-1-11-11-11h-20c-5 0-12 0-12 9s7 9 11 9h13v72c0 27 19 34 40 34 12 0 23-3 34-11z">
            <text:p/>
          </draw:path>
          <draw:path draw:style-name="gr2" draw:text-style-name="P2" draw:layer="layout" svg:width="0.11cm" svg:height="0.125cm" svg:x="5.294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5.427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5.57cm" svg:y="1.856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5.723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5.877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75cm" svg:height="0.082cm" svg:x="6.045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41cm" svg:height="0.123cm" svg:x="0.715cm" svg:y="2.192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0.875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016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169cm" svg:y="2.191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1.316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454cm" svg:y="2.159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1.761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32cm" svg:height="0.125cm" svg:x="2.052cm" svg:y="2.191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194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341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526cm" svg:y="2.12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41cm" svg:height="0.123cm" svg:x="2.628cm" svg:y="2.192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788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929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082cm" svg:y="2.191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6cm" svg:height="0.02cm" svg:x="3.229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367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3.674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15cm" svg:height="0.172cm" svg:x="3.966cm" svg:y="2.143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6cm" svg:height="0.074cm" svg:x="4.147cm" svg:y="2.28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05cm" svg:height="0.172cm" svg:x="4.413cm" svg:y="2.143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41cm" svg:height="0.123cm" svg:x="4.542cm" svg:y="2.19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9cm" svg:height="0.157cm" svg:x="4.693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4.987cm" svg:y="2.194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5.152cm" svg:y="2.12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5.438cm" svg:y="2.12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06cm" svg:height="0.172cm" svg:x="0.882cm" svg:y="2.48cm" svg:viewBox="0 0 107 173" svg:d="M66 62c0-8-2-11-12-11h-40c-4 0-12 0-12 8 0 9 8 9 12 9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11cm" svg:height="0.173cm" svg:x="1.018cm" svg:y="2.479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1.35cm" svg:y="2.458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15cm" svg:height="0.172cm" svg:x="1.465cm" svg:y="2.48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754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25cm" svg:height="0.062cm" svg:x="1.901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1cm" svg:height="0.172cm" svg:x="2.193cm" svg:y="2.481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45cm" svg:height="0.175cm" svg:x="2.333cm" svg:y="2.481cm" svg:viewBox="0 0 146 176" svg:d="M126 18h8c5 0 12 0 12-9s-8-9-12-9h-36c-4 0-12 0-12 9s8 9 12 9h8v96c0 30-18 44-33 44s-34-14-34-44v-96h9c4 0 12 0 12-9s-8-9-12-9h-36c-5 0-12 0-12 9s7 9 12 9h8v97c0 35 25 61 53 61 29 0 53-26 53-61z">
            <text:p/>
          </draw:path>
          <draw:path draw:style-name="gr2" draw:text-style-name="P2" draw:layer="layout" svg:width="0.128cm" svg:height="0.172cm" svg:x="2.488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128cm" svg:height="0.172cm" svg:x="2.635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074cm" svg:height="0.218cm" svg:x="2.798cm" svg:y="2.458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3.084cm" svg:y="2.458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15cm" svg:height="0.172cm" svg:x="1.023cm" svg:y="2.818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313cm" svg:y="2.873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46cm" svg:height="0.123cm" svg:x="1.595cm" svg:y="2.867cm" svg:viewBox="0 0 147 124" svg:d="M32 10c-1-8-6-8-11-8h-10c-4 0-11 0-11 8 0 9 6 9 16 9v87c-10 0-16 0-16 9s8 9 11 9h26c4 0 11 0 11-9s-6-9-16-9v-50c0-26 11-38 23-38 7 0 11 4 11 23v65c-6 0-13 0-13 9s8 9 12 9h21c4 0 12 0 12-9s-7-9-16-9v-50c0-26 11-38 23-38 6 0 10 4 10 23v65c-5 0-13 0-13 9s8 9 12 9h21c5 0 12 0 12-9s-6-9-16-9v-68c0-6 0-38-25-38-8 0-20 4-28 14-4-9-12-14-22-14-9 0-18 4-24 10z">
            <text:p/>
          </draw:path>
          <draw:path draw:style-name="gr2" draw:text-style-name="P2" draw:layer="layout" svg:width="0.132cm" svg:height="0.125cm" svg:x="1.759cm" svg:y="2.866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907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72cm" svg:x="2.054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25cm" svg:x="2.201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1cm" svg:height="0.125cm" svg:x="2.353cm" svg:y="2.866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074cm" svg:height="0.218cm" svg:x="2.527cm" svg:y="2.794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09cm" svg:height="0.125cm" svg:x="2.646cm" svg:y="2.866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05cm" svg:height="0.172cm" svg:x="2.795cm" svg:y="2.818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24cm" svg:height="0.121cm" svg:x="2.93cm" svg:y="2.869cm" svg:viewBox="0 0 125 122" svg:d="M118 21c6-6 6-7 6-11 0-10-6-10-12-10h-96c-10 0-11 2-11 12v13c0 5 0 11 9 11 10 0 10-6 10-11v-7h70l-88 83c-6 5-6 6-6 11 0 10 6 10 12 10h107c6-2 6-8 6-12v-16c0-5 0-12-10-12-9 0-9 6-9 12v11h-76z">
            <text:p/>
          </draw:path>
          <draw:path draw:style-name="gr2" draw:text-style-name="P2" draw:layer="layout" svg:width="0.115cm" svg:height="0.125cm" svg:x="3.082cm" svg:y="2.866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5cm" svg:height="0.125cm" svg:x="3.23cm" svg:y="2.866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11cm" svg:height="0.173cm" svg:x="3.373cm" svg:y="2.816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3.557cm" svg:y="2.794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41cm" svg:height="0.123cm" svg:x="3.658cm" svg:y="2.867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818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96cm" svg:y="2.8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4.112cm" svg:y="2.86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4.259cm" svg:y="2.9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4.398cm" svg:y="2.8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74cm" svg:height="0.218cm" svg:x="4.562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74cm" svg:height="0.218cm" svg:x="4.71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882cm" svg:y="2.86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172cm" svg:x="1.023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17cm" svg:y="3.231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317cm" svg:y="3.171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33cm" svg:height="0.122cm" svg:x="1.455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3.203cm" svg:viewBox="0 0 133 126" svg:d="M88 115c6 9 20 10 30 10 8 0 15 0 15-9s-7-9-11-9c-12 0-16-1-18-2v-61c0-20-15-44-56-44-12 0-41 0-41 21 0 8 7 13 13 13 4 0 12-3 13-13 0-3 0-3 5-3 4 0 8 0 11 0 21 0 36 8 36 28-51 1-85 15-85 42 0 20 18 38 46 38 11 0 28-2 42-11zM85 62v24c0 7 0 13-11 18-10 5-23 5-25 5-18 0-30-10-30-21 0-14 25-24 66-26z">
            <text:p/>
          </draw:path>
          <draw:path draw:style-name="gr2" draw:text-style-name="P2" draw:layer="layout" svg:width="0.115cm" svg:height="0.172cm" svg:x="1.759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3.2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25cm" svg:height="0.062cm" svg:x="2.342cm" svg:y="3.21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3cm" svg:height="0.122cm" svg:x="2.633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42cm" svg:height="0.16cm" svg:x="2.824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3.077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3.23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9cm" svg:height="0.157cm" svg:x="3.369cm" svg:y="3.171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3.512cm" svg:y="3.206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28cm" svg:height="0.123cm" svg:x="3.665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3.806cm" svg:y="3.204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4.114cm" svg:y="3.155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4.295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876cm" svg:y="3.47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15cm" svg:height="0.172cm" svg:x="0.876cm" svg:y="3.83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02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17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1.30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463cm" svg:y="3.8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1.602cm" svg:y="3.881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1.749cm" svg:y="3.847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5cm" svg:height="0.062cm" svg:x="2.047cm" svg:y="3.88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2cm" svg:height="0.125cm" svg:x="2.346cm" svg:y="3.879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489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635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821cm" svg:y="3.807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15cm" svg:height="0.172cm" svg:x="2.936cm" svg:y="3.831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6cm" svg:height="0.02cm" svg:x="3.08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3.23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3.36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523cm" svg:y="3.879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2cm" svg:height="0.121cm" svg:x="3.662cm" svg:y="3.881cm" svg:viewBox="0 0 133 122" svg:d="M74 59l32-41h11c4 0 12 0 12-9s-7-9-12-9h-33c-4 0-11 0-11 9s6 9 13 9l-20 28-22-28c7 0 14 0 14-9s-8-9-12-9h-32c-5 0-12 0-12 9s8 9 12 9h11l33 41-35 46h-11c-5 0-12 0-12 9 0 8 8 8 12 8h33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809cm" svg:y="3.847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046cm" svg:height="0.074cm" svg:x="3.999cm" svg:y="3.967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33cm" svg:height="0.122cm" svg:x="4.25cm" svg:y="3.881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415cm" svg:y="3.807cm" svg:viewBox="0 0 75 219" svg:d="M75 110c0-34-13-60-23-73-15-21-36-37-43-37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588cm" svg:y="3.8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0.869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022cm" svg:y="4.21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9cm" svg:height="0.157cm" svg:x="1.161cm" svg:y="4.183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304cm" svg:y="4.219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1.457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598cm" svg:y="4.217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1.906cm" svg:y="4.167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2.087cm" svg:y="4.21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4.482cm" svg:viewBox="0 0 116 219" svg:d="M68 38c0-8 0-21-14-29s-32-9-42-9c-5 0-12 0-12 9 0 7 6 8 10 8 39 1 39 11 39 21v44c0 12 4 21 16 28-16 8-16 22-16 23v50c0 8 0 19-42 19-1 0-7 2-7 8 0 9 7 9 12 9 25 0 51-5 56-29 0-1 0-15 0-23v-25c0-11 0-15 10-20 10-4 24-4 31-4 1 0 7-1 7-8 0-8-6-9-10-9-6 0-37-1-38-17z">
            <text:p/>
          </draw:path>
        </draw:g>
        <draw:line draw:style-name="gr3" draw:text-style-name="P3" draw:layer="layout" svg:x1="0.397cm" svg:y1="2.429cm" svg:x2="0.397cm" svg:y2="2.68cm">
          <text:p/>
        </draw:line>
        <draw:line draw:style-name="gr3" draw:text-style-name="P3" draw:layer="layout" svg:x1="0.397cm" svg:y1="2.77cm" svg:x2="0.397cm" svg:y2="3.35cm">
          <text:p/>
        </draw:line>
        <draw:line draw:style-name="gr3" draw:text-style-name="P3" draw:layer="layout" svg:x1="0.397cm" svg:y1="3.778cm" svg:x2="0.397cm" svg:y2="4.029cm">
          <text:p/>
        </draw:line>
        <draw:line draw:style-name="gr3" draw:text-style-name="P3" draw:layer="layout" svg:x1="0.397cm" svg:y1="4.156cm" svg:x2="0.397cm" svg:y2="4.407cm">
          <text:p/>
        </draw:line>
        <draw:g>
          <svg:title>TexMaths</svg:title>
          <svg:desc>9§display§$A$§svg§600§FALSE§</svg:desc>
          <draw:polygon draw:style-name="gr1" draw:text-style-name="P1" draw:layer="layout" svg:width="0.237cm" svg:height="0.215cm" svg:x="0.101cm" svg:y="2.454cm" svg:viewBox="0 0 238 216" draw:points="119,216 0,216 0,0 238,0 238,216">
            <text:p/>
          </draw:polygon>
          <draw:path draw:style-name="gr2" draw:text-style-name="P2" draw:layer="layout" svg:width="0.217cm" svg:height="0.227cm" svg:x="0.111cm" svg:y="2.443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g>
          <svg:title>TexMaths</svg:title>
          <svg:desc>9§display§$B$§svg§600§FALSE§</svg:desc>
          <draw:polygon draw:style-name="gr1" draw:text-style-name="P1" draw:layer="layout" svg:width="0.223cm" svg:height="0.215cm" svg:x="0.101cm" svg:y="2.933cm" svg:viewBox="0 0 224 216" draw:points="112,216 0,216 0,0 224,0 224,216">
            <text:p/>
          </draw:polygon>
          <draw:path draw:style-name="gr2" draw:text-style-name="P2" draw:layer="layout" svg:width="0.194cm" svg:height="0.216cm" svg:x="0.113cm" svg:y="2.932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g>
          <svg:title>TexMaths</svg:title>
          <svg:desc>9§display§$C$§svg§600§FALSE§</svg:desc>
          <draw:polygon draw:style-name="gr1" draw:text-style-name="P1" draw:layer="layout" svg:width="0.228cm" svg:height="0.215cm" svg:x="0.102cm" svg:y="3.806cm" svg:viewBox="0 0 229 216" draw:points="115,216 0,216 0,0 229,0 229,216">
            <text:p/>
          </draw:polygon>
          <draw:path draw:style-name="gr2" draw:text-style-name="P2" draw:layer="layout" svg:width="0.193cm" svg:height="0.23cm" svg:x="0.12cm" svg:y="3.798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g>
          <svg:title>TexMaths</svg:title>
          <svg:desc>9§display§$D$§svg§600§FALSE§</svg:desc>
          <draw:polygon draw:style-name="gr1" draw:text-style-name="P1" draw:layer="layout" svg:width="0.24cm" svg:height="0.215cm" svg:x="0.103cm" svg:y="4.163cm" svg:viewBox="0 0 241 216" draw:points="121,216 0,216 0,0 241,0 241,216">
            <text:p/>
          </draw:polygon>
          <draw:path draw:style-name="gr2" draw:text-style-name="P2" draw:layer="layout" svg:width="0.212cm" svg:height="0.216cm" svg:x="0.114cm" svg:y="4.162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" draw:id="id1" draw:layer="layout" svg:width="0.381cm" svg:height="0.381cm" svg:x="6.847cm" svg:y="0.2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6.92cm" svg:y="0.319cm" svg:viewBox="0 0 238 216" draw:points="119,216 0,216 0,0 238,0 238,216">
            <text:p/>
          </draw:polygon>
          <draw:path draw:style-name="gr2" draw:text-style-name="P2" draw:layer="layout" svg:width="0.217cm" svg:height="0.227cm" svg:x="6.93cm" svg:y="0.30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2" draw:id="id2" draw:layer="layout" svg:width="0.381cm" svg:height="0.381cm" svg:x="6.339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412cm" svg:y="0.945cm" svg:viewBox="0 0 224 216" draw:points="112,216 0,216 0,0 224,0 224,216">
            <text:p/>
          </draw:polygon>
          <draw:path draw:style-name="gr2" draw:text-style-name="P2" draw:layer="layout" svg:width="0.194cm" svg:height="0.216cm" svg:x="6.424cm" svg:y="0.944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3" draw:id="id3" draw:layer="layout" svg:width="0.381cm" svg:height="0.381cm" svg:x="7.355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0.953cm" svg:viewBox="0 0 229 216" draw:points="115,216 0,216 0,0 229,0 229,216">
            <text:p/>
          </draw:polygon>
          <draw:path draw:style-name="gr2" draw:text-style-name="P2" draw:layer="layout" svg:width="0.193cm" svg:height="0.23cm" svg:x="7.446cm" svg:y="0.945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4" draw:id="id4" draw:layer="layout" svg:width="0.381cm" svg:height="0.381cm" svg:x="7.355cm" svg:y="1.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1.443cm" svg:viewBox="0 0 238 216" draw:points="119,216 0,216 0,0 238,0 238,216">
            <text:p/>
          </draw:polygon>
          <draw:path draw:style-name="gr2" draw:text-style-name="P2" draw:layer="layout" svg:width="0.217cm" svg:height="0.227cm" svg:x="7.438cm" svg:y="1.432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7" draw:id="id7" draw:layer="layout" svg:width="0.381cm" svg:height="0.381cm" svg:x="6.647cm" svg:y="2.2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2.3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2.3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5" draw:id="id5" draw:layer="layout" svg:width="0.381cm" svg:height="0.381cm" svg:x="7.3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2.328cm" svg:viewBox="0 0 229 216" draw:points="115,216 0,216 0,0 229,0 229,216">
            <text:p/>
          </draw:polygon>
          <draw:path draw:style-name="gr2" draw:text-style-name="P2" draw:layer="layout" svg:width="0.193cm" svg:height="0.23cm" svg:x="7.4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6" draw:id="id6" draw:layer="layout" svg:width="0.381cm" svg:height="0.381cm" svg:x="8.0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128cm" svg:y="2.328cm" svg:viewBox="0 0 229 216" draw:points="115,216 0,216 0,0 229,0 229,216">
            <text:p/>
          </draw:polygon>
          <draw:path draw:style-name="gr2" draw:text-style-name="P2" draw:layer="layout" svg:width="0.193cm" svg:height="0.23cm" svg:x="8.1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8" draw:id="id8" draw:layer="layout" svg:width="0.381cm" svg:height="0.381cm" svg:x="6.647cm" svg:y="2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2.7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2.7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9" draw:id="id9" draw:layer="layout" svg:width="0.381cm" svg:height="0.381cm" svg:x="7.355cm" svg:y="2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2.7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2.7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12" draw:id="id12" draw:layer="layout" svg:width="0.381cm" svg:height="0.381cm" svg:x="6.647cm" svg:y="3.6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3.7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3.7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10" draw:id="id10" draw:layer="layout" svg:width="0.381cm" svg:height="0.381cm" svg:x="7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7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1" draw:id="id11" draw:layer="layout" svg:width="0.381cm" svg:height="0.381cm" svg:x="8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8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3" draw:id="id13" draw:layer="layout" svg:width="0.381cm" svg:height="0.381cm" svg:x="6.647cm" svg:y="4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4.1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4.1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5" draw:id="id15" draw:layer="layout" svg:width="0.381cm" svg:height="0.381cm" svg:x="9.8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9.928cm" svg:y="3.728cm" svg:viewBox="0 0 229 216" draw:points="115,216 0,216 0,0 229,0 229,216">
            <text:p/>
          </draw:polygon>
          <draw:path draw:style-name="gr2" draw:text-style-name="P2" draw:layer="layout" svg:width="0.193cm" svg:height="0.23cm" svg:x="9.9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4" draw:id="id14" draw:layer="layout" svg:width="0.381cm" svg:height="0.381cm" svg:x="7.355cm" svg:y="4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4.1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4.1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onnector draw:style-name="gr5" draw:text-style-name="P4" draw:layer="layout" draw:line-skew="0.055cm" svg:x1="7.037cm" svg:y1="0.617cm" svg:x2="6.529cm" svg:y2="0.871cm" draw:start-shape="id1" draw:start-glue-point="2" draw:end-shape="id2" draw:end-glue-point="0" svg:d="M7037 617v181h-508v73" svg:viewBox="0 0 509 255">
          <text:p/>
        </draw:connector>
        <draw:connector draw:style-name="gr5" draw:text-style-name="P4" draw:layer="layout" draw:line-skew="0.446cm" svg:x1="7.037cm" svg:y1="0.617cm" svg:x2="7.545cm" svg:y2="0.871cm" draw:end-shape="id3" draw:end-glue-point="0" svg:d="M7037 617v181h508v73" svg:viewBox="0 0 509 255">
          <text:p/>
        </draw:connector>
        <draw:connector draw:style-name="gr5" draw:text-style-name="P4" draw:layer="layout" svg:x1="7.545cm" svg:y1="1.252cm" svg:x2="7.545cm" svg:y2="1.36cm" draw:start-shape="id3" draw:start-glue-point="2" draw:end-shape="id4" draw:end-glue-point="0" svg:d="M7545 1252v108" svg:viewBox="0 0 1 109">
          <text:p/>
        </draw:connector>
        <draw:connector draw:style-name="gr5" draw:text-style-name="P4" draw:layer="layout" svg:x1="7.545cm" svg:y1="1.741cm" svg:x2="7.545cm" svg:y2="2.246cm" draw:start-shape="id4" draw:start-glue-point="2" draw:end-shape="id5" draw:end-glue-point="0" svg:d="M7545 1741v505" svg:viewBox="0 0 1 506">
          <text:p/>
        </draw:connector>
        <draw:connector draw:style-name="gr5" draw:text-style-name="P4" draw:layer="layout" draw:line-skew="0.092cm" svg:x1="7.545cm" svg:y1="1.99cm" svg:x2="8.245cm" svg:y2="2.246cm" draw:end-shape="id6" draw:end-glue-point="0" svg:d="M7545 1990v-171h700v427" svg:viewBox="0 0 701 428">
          <text:p/>
        </draw:connector>
        <draw:connector draw:style-name="gr5" draw:text-style-name="P4" draw:layer="layout" draw:line-skew="0.094cm" svg:x1="7.545cm" svg:y1="1.99cm" svg:x2="6.837cm" svg:y2="2.243cm" draw:end-shape="id7" draw:end-glue-point="0" svg:d="M7545 1990v-172h-708v425" svg:viewBox="0 0 709 426">
          <text:p/>
        </draw:connector>
        <draw:connector draw:style-name="gr5" draw:text-style-name="P4" draw:layer="layout" svg:x1="6.837cm" svg:y1="2.624cm" svg:x2="6.837cm" svg:y2="2.711cm" draw:start-shape="id7" draw:start-glue-point="2" draw:end-shape="id8" draw:end-glue-point="0" svg:d="M6837 2624v87" svg:viewBox="0 0 1 88">
          <text:p/>
        </draw:connector>
        <draw:connector draw:style-name="gr5" draw:text-style-name="P4" draw:layer="layout" svg:x1="7.545cm" svg:y1="2.627cm" svg:x2="7.545cm" svg:y2="2.708cm" draw:start-shape="id5" draw:start-glue-point="2" draw:end-shape="id9" draw:end-glue-point="0" svg:d="M7545 2627v81" svg:viewBox="0 0 1 82">
          <text:p/>
        </draw:connector>
        <draw:connector draw:style-name="gr5" draw:text-style-name="P4" draw:layer="layout" svg:x1="7.545cm" svg:y1="3.089cm" svg:x2="7.545cm" svg:y2="3.646cm" draw:start-shape="id9" draw:start-glue-point="2" draw:end-shape="id10" draw:end-glue-point="0" svg:d="M7545 3089v557" svg:viewBox="0 0 1 558">
          <text:p/>
        </draw:connector>
        <draw:connector draw:style-name="gr5" draw:text-style-name="P4" draw:layer="layout" draw:line-skew="0.032cm" svg:x1="7.545cm" svg:y1="3.29cm" svg:x2="8.545cm" svg:y2="3.646cm" draw:end-shape="id11" draw:end-glue-point="0" svg:d="M7545 3290v-131h1000v487" svg:viewBox="0 0 1001 488">
          <text:p/>
        </draw:connector>
        <draw:connector draw:style-name="gr5" draw:text-style-name="P4" draw:layer="layout" draw:line-skew="0.035cm" svg:x1="7.545cm" svg:y1="3.29cm" svg:x2="6.837cm" svg:y2="3.643cm" draw:end-shape="id12" draw:end-glue-point="0" svg:d="M7545 3290v-131h-708v484" svg:viewBox="0 0 709 485">
          <text:p/>
        </draw:connector>
        <draw:connector draw:style-name="gr5" draw:text-style-name="P4" draw:layer="layout" svg:x1="6.837cm" svg:y1="4.024cm" svg:x2="6.837cm" svg:y2="4.111cm" draw:start-shape="id12" draw:start-glue-point="2" draw:end-shape="id13" draw:end-glue-point="0" svg:d="M6837 4024v87" svg:viewBox="0 0 1 88">
          <text:p/>
        </draw:connector>
        <draw:connector draw:style-name="gr5" draw:text-style-name="P4" draw:layer="layout" svg:x1="7.545cm" svg:y1="4.027cm" svg:x2="7.545cm" svg:y2="4.108cm" draw:start-shape="id10" draw:start-glue-point="2" draw:end-shape="id14" draw:end-glue-point="0" svg:d="M7545 4027v81" svg:viewBox="0 0 1 82">
          <text:p/>
        </draw:connector>
        <draw:connector draw:style-name="gr5" draw:text-style-name="P4" draw:layer="layout" draw:line-skew="0.032cm" svg:x1="7.545cm" svg:y1="3.29cm" svg:x2="10.045cm" svg:y2="3.646cm" draw:end-shape="id15" draw:end-glue-point="0" svg:d="M7545 3290v-131h2500v487" svg:viewBox="0 0 2501 488">
          <text:p/>
        </draw:connector>
        <draw:g>
          <svg:title>TexMaths</svg:title>
          <svg:desc>9§display§$...$§svg§600§FALSE§</svg:desc>
          <draw:polygon draw:style-name="gr1" draw:text-style-name="P1" draw:layer="layout" svg:width="0.263cm" svg:height="0.033cm" svg:x="7.413cm" svg:y="4.666cm" svg:viewBox="0 0 264 34" draw:points="132,34 0,34 0,0 264,0 264,34">
            <text:p/>
          </draw:polygon>
          <draw:path draw:style-name="gr2" draw:text-style-name="P2" draw:layer="layout" svg:width="0.033cm" svg:height="0.033cm" svg:x="7.44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527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616cm" svg:y="4.666cm" svg:viewBox="0 0 34 34" svg:d="M34 17c0-9-7-17-17-17-9 0-17 8-17 17 0 10 8 17 17 17 10 0 17-7 17-17z">
            <text:p/>
          </draw:path>
        </draw:g>
        <draw:frame draw:style-name="gr6" draw:text-style-name="P5" draw:layer="layout" svg:width="0.381cm" svg:height="0.607cm" svg:x="8.736cm" svg:y="1.982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96cm" svg:y="2.496cm" svg:viewBox="0 0 715 219" draw:points="358,219 0,219 0,0 715,0 715,219">
            <text:p/>
          </draw:polygon>
          <draw:path draw:style-name="gr2" draw:text-style-name="P2" draw:layer="layout" svg:width="0.111cm" svg:height="0.113cm" svg:x="8.97cm" svg:y="2.556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091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9.196cm" svg:y="2.56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9.329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9.438cm" svg:y="2.495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9.506cm" svg:y="2.501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9.574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38cm" svg:y="0.455cm" svg:viewBox="0 0 299 299" draw:points="150,299 0,299 0,0 299,0 299,299">
            <text:p/>
          </draw:polygon>
          <draw:path draw:style-name="gr7" draw:text-style-name="P6" draw:layer="layout" svg:width="0.29cm" svg:height="0.29cm" svg:x="6.384cm" svg:y="0.459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529cm" svg:y="0.604cm" svg:viewBox="0 0 0 0" draw:points="0,0">
            <text:p/>
          </draw:polyline>
          <draw:path draw:style-name="gr2" draw:text-style-name="P2" draw:layer="layout" svg:width="0.069cm" svg:height="0.14cm" svg:x="6.496cm" svg:y="0.532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388cm" svg:y="0.453cm" svg:viewBox="0 0 299 299" draw:points="150,299 0,299 0,0 299,0 299,299">
            <text:p/>
          </draw:polygon>
          <draw:path draw:style-name="gr7" draw:text-style-name="P6" draw:layer="layout" svg:width="0.29cm" svg:height="0.29cm" svg:x="7.392cm" svg:y="0.45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537cm" svg:y="0.602cm" svg:viewBox="0 0 0 0" draw:points="0,0">
            <text:p/>
          </draw:polyline>
          <draw:path draw:style-name="gr2" draw:text-style-name="P2" draw:layer="layout" svg:width="0.083cm" svg:height="0.14cm" svg:x="7.495cm" svg:y="0.53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481cm" svg:y="1.866cm" svg:viewBox="0 0 299 299" draw:points="150,299 0,299 0,0 299,0 299,299">
            <text:p/>
          </draw:polygon>
          <draw:path draw:style-name="gr7" draw:text-style-name="P6" draw:layer="layout" svg:width="0.29cm" svg:height="0.29cm" svg:x="6.485cm" svg:y="1.8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63cm" svg:y="2.015cm" svg:viewBox="0 0 0 0" draw:points="0,0">
            <text:p/>
          </draw:polyline>
          <draw:path draw:style-name="gr2" draw:text-style-name="P2" draw:layer="layout" svg:width="0.069cm" svg:height="0.14cm" svg:x="6.597cm" svg:y="1.943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317cm" svg:y="1.868cm" svg:viewBox="0 0 299 299" draw:points="150,299 0,299 0,0 299,0 299,299">
            <text:p/>
          </draw:polygon>
          <draw:path draw:style-name="gr7" draw:text-style-name="P6" draw:layer="layout" svg:width="0.29cm" svg:height="0.29cm" svg:x="8.321cm" svg:y="1.872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8.466cm" svg:y="2.017cm" svg:viewBox="0 0 0 0" draw:points="0,0">
            <text:p/>
          </draw:polyline>
          <draw:path draw:style-name="gr2" draw:text-style-name="P2" draw:layer="layout" svg:width="0.087cm" svg:height="0.145cm" svg:x="8.422cm" svg:y="1.945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1cm" svg:y="1.874cm" svg:viewBox="0 0 299 299" draw:points="150,299 0,299 0,0 299,0 299,299">
            <text:p/>
          </draw:polygon>
          <draw:path draw:style-name="gr7" draw:text-style-name="P6" draw:layer="layout" svg:width="0.29cm" svg:height="0.29cm" svg:x="7.185cm" svg:y="1.878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33cm" svg:y="2.023cm" svg:viewBox="0 0 0 0" draw:points="0,0">
            <text:p/>
          </draw:polyline>
          <draw:path draw:style-name="gr2" draw:text-style-name="P2" draw:layer="layout" svg:width="0.083cm" svg:height="0.14cm" svg:x="7.288cm" svg:y="1.95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line draw:style-name="gr3" draw:text-style-name="P3" draw:layer="layout" svg:x1="7.545cm" svg:y1="4.473cm" svg:x2="7.545cm" svg:y2="4.6cm">
          <text:p/>
        </draw:line>
        <draw:g>
          <svg:title>TexMaths</svg:title>
          <svg:desc>6§display§\circled{1}§svg§600§FALSE§</svg:desc>
          <draw:polygon draw:style-name="gr1" draw:text-style-name="P1" draw:layer="layout" svg:width="0.298cm" svg:height="0.298cm" svg:x="6.482cm" svg:y="3.231cm" svg:viewBox="0 0 299 299" draw:points="150,299 0,299 0,0 299,0 299,299">
            <text:p/>
          </draw:polygon>
          <draw:path draw:style-name="gr7" draw:text-style-name="P6" draw:layer="layout" svg:width="0.29cm" svg:height="0.29cm" svg:x="6.486cm" svg:y="3.235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631cm" svg:y="3.38cm" svg:viewBox="0 0 0 0" draw:points="0,0">
            <text:p/>
          </draw:polyline>
          <draw:path draw:style-name="gr2" draw:text-style-name="P2" draw:layer="layout" svg:width="0.069cm" svg:height="0.14cm" svg:x="6.598cm" svg:y="3.308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184cm" svg:y="3.233cm" svg:viewBox="0 0 299 299" draw:points="150,299 0,299 0,0 299,0 299,299">
            <text:p/>
          </draw:polygon>
          <draw:path draw:style-name="gr7" draw:text-style-name="P6" draw:layer="layout" svg:width="0.29cm" svg:height="0.29cm" svg:x="8.188cm" svg:y="3.23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8.333cm" svg:y="3.382cm" svg:viewBox="0 0 0 0" draw:points="0,0">
            <text:p/>
          </draw:polyline>
          <draw:path draw:style-name="gr2" draw:text-style-name="P2" draw:layer="layout" svg:width="0.087cm" svg:height="0.145cm" svg:x="8.289cm" svg:y="3.3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4cm" svg:y="3.233cm" svg:viewBox="0 0 299 299" draw:points="150,299 0,299 0,0 299,0 299,299">
            <text:p/>
          </draw:polygon>
          <draw:path draw:style-name="gr7" draw:text-style-name="P6" draw:layer="layout" svg:width="0.29cm" svg:height="0.29cm" svg:x="7.188cm" svg:y="3.23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333cm" svg:y="3.382cm" svg:viewBox="0 0 0 0" draw:points="0,0">
            <text:p/>
          </draw:polyline>
          <draw:path draw:style-name="gr2" draw:text-style-name="P2" draw:layer="layout" svg:width="0.083cm" svg:height="0.14cm" svg:x="7.291cm" svg:y="3.3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9.685cm" svg:y="3.234cm" svg:viewBox="0 0 299 299" draw:points="150,299 0,299 0,0 299,0 299,299">
            <text:p/>
          </draw:polygon>
          <draw:path draw:style-name="gr7" draw:text-style-name="P6" draw:layer="layout" svg:width="0.29cm" svg:height="0.29cm" svg:x="9.689cm" svg:y="3.238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834cm" svg:y="3.383cm" svg:viewBox="0 0 0 0" draw:points="0,0">
            <text:p/>
          </draw:polyline>
          <draw:path draw:style-name="gr2" draw:text-style-name="P2" draw:layer="layout" svg:width="0.087cm" svg:height="0.145cm" svg:x="9.79cm" svg:y="3.31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7§display§$\texttt{\underline{o$_\texttt{2}$}}$§svg§600§FALSE§</svg:desc>
          <draw:polygon draw:style-name="gr1" draw:text-style-name="P1" draw:layer="layout" svg:width="0.233cm" svg:height="0.182cm" svg:x="7.615cm" svg:y="1.961cm" svg:viewBox="0 0 234 183" draw:points="117,183 0,183 0,0 234,0 234,183">
            <text:p/>
          </draw:polygon>
          <draw:path draw:style-name="gr2" draw:text-style-name="P2" draw:layer="layout" svg:width="0.101cm" svg:height="0.11cm" svg:x="7.629cm" svg:y="1.958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3cm" svg:height="0.107cm" svg:x="7.753cm" svg:y="1.997cm" svg:viewBox="0 0 74 108" svg:d="M4 97c-3 1-4 3-4 5 0 6 5 6 8 6h59c5 0 7-1 7-8v-5c0-2 0-7-7-7s-7 4-7 8h-38c12-10 26-21 32-26 10-9 20-20 20-36 0-21-18-34-40-34-20 0-34 13-34 28 0 8 6 9 8 9 4 0 9-3 9-8 0-2-1-5-2-7 3-6 10-11 19-11 14 0 26 9 26 23 0 13-10 23-20 32z">
            <text:p/>
          </draw:path>
          <draw:polygon draw:style-name="gr2" draw:text-style-name="P2" draw:layer="layout" svg:width="0.233cm" svg:height="0.01cm" svg:x="7.615cm" svg:y="2.133cm" svg:viewBox="0 0 234 11" draw:points="117,11 0,11 0,0 234,0 234,11">
            <text:p/>
          </draw:polygon>
        </draw:g>
        <draw:g>
          <svg:title>TexMaths</svg:title>
          <svg:desc>7§display§$\texttt{o$_\texttt{1}$-&gt;next=o$_\texttt{1}$}$§svg§600§FALSE§</svg:desc>
          <draw:polygon draw:style-name="gr1" draw:text-style-name="P1" draw:layer="layout" svg:width="1.353cm" svg:height="0.172cm" svg:x="8.536cm" svg:y="2.282cm" svg:viewBox="0 0 1354 173" draw:points="677,173 0,173 0,0 1354,0 1354,173">
            <text:p/>
          </draw:polygon>
          <draw:path draw:style-name="gr2" draw:text-style-name="P2" draw:layer="layout" svg:width="0.101cm" svg:height="0.109cm" svg:x="8.55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8.682cm" svg:y="2.347cm" svg:viewBox="0 0 61 108" svg:d="M38 8c0-3 0-8-6-8-4 0-5 2-6 4-8 16-15 17-21 17-2 0-5 2-5 6 0 2 1 6 6 6 9 0 16-6 19-7v70h-17c-2 0-7 0-7 6s5 6 7 6h45c2 0 8 0 8-6s-6-6-8-6h-15z">
            <text:p/>
          </draw:path>
          <draw:path draw:style-name="gr2" draw:text-style-name="P2" draw:layer="layout" svg:width="0.101cm" svg:height="0.017cm" svg:x="8.782cm" svg:y="2.334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911cm" svg:y="2.281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029cm" svg:y="2.3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9.168cm" svg:y="2.3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9.29cm" svg:y="2.312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9.418cm" svg:y="2.282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9.55cm" svg:y="2.315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683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816cm" svg:y="2.347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6" draw:text-style-name="P5" draw:layer="layout" svg:width="0.381cm" svg:height="0.607cm" svg:x="8.037cm" svg:y="4.083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361cm" svg:y="4.297cm" svg:viewBox="0 0 715 219" draw:points="358,219 0,219 0,0 715,0 715,219">
            <text:p/>
          </draw:polygon>
          <draw:path draw:style-name="gr2" draw:text-style-name="P2" draw:layer="layout" svg:width="0.111cm" svg:height="0.113cm" svg:x="8.371cm" svg:y="4.357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8.492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8.597cm" svg:y="4.361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8.73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8.839cm" svg:y="4.296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8.907cm" svg:y="4.302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8.975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1}$}$§svg§600§FALSE§</svg:desc>
          <draw:polygon draw:style-name="gr1" draw:text-style-name="P1" draw:layer="layout" svg:width="1.353cm" svg:height="0.172cm" svg:x="7.937cm" svg:y="4.083cm" svg:viewBox="0 0 1354 173" draw:points="677,173 0,173 0,0 1354,0 1354,173">
            <text:p/>
          </draw:polygon>
          <draw:path draw:style-name="gr2" draw:text-style-name="P2" draw:layer="layout" svg:width="0.101cm" svg:height="0.109cm" svg:x="7.951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8.075cm" svg:y="4.148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8.183cm" svg:y="4.135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312cm" svg:y="4.082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8.43cm" svg:y="4.11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8.569cm" svg:y="4.11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8.691cm" svg:y="4.113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8.819cm" svg:y="4.083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8.951cm" svg:y="4.116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084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217cm" svg:y="4.148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6" draw:text-style-name="P5" draw:layer="layout" svg:width="0.381cm" svg:height="0.607cm" svg:x="9.537cm" svg:y="4.084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9.861cm" svg:y="4.298cm" svg:viewBox="0 0 715 219" draw:points="358,219 0,219 0,0 715,0 715,219">
            <text:p/>
          </draw:polygon>
          <draw:path draw:style-name="gr2" draw:text-style-name="P2" draw:layer="layout" svg:width="0.111cm" svg:height="0.113cm" svg:x="9.871cm" svg:y="4.358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992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10.097cm" svg:y="4.362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10.23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10.339cm" svg:y="4.297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10.407cm" svg:y="4.303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10.475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2}$}$§svg§600§FALSE§</svg:desc>
          <draw:polygon draw:style-name="gr1" draw:text-style-name="P1" draw:layer="layout" svg:width="1.353cm" svg:height="0.172cm" svg:x="9.437cm" svg:y="4.084cm" svg:viewBox="0 0 1354 173" draw:points="677,173 0,173 0,0 1354,0 1354,173">
            <text:p/>
          </draw:polygon>
          <draw:path draw:style-name="gr2" draw:text-style-name="P2" draw:layer="layout" svg:width="0.101cm" svg:height="0.109cm" svg:x="9.451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9.575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9.683cm" svg:y="4.136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9.812cm" svg:y="4.083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93cm" svg:y="4.112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10.069cm" svg:y="4.112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10.191cm" svg:y="4.114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10.319cm" svg:y="4.084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10.451cm" svg:y="4.117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0.584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10.708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</draw:g>
        <draw:g>
          <svg:title>TexMaths</svg:title>
          <svg:desc>7§display§$\texttt{\underline{o$_\texttt{1}$}}$§svg§600§FALSE§</svg:desc>
          <draw:polygon draw:style-name="gr1" draw:text-style-name="P1" draw:layer="layout" svg:width="0.233cm" svg:height="0.182cm" svg:x="7.744cm" svg:y="0.537cm" svg:viewBox="0 0 234 183" draw:points="117,183 0,183 0,0 234,0 234,183">
            <text:p/>
          </draw:polygon>
          <draw:path draw:style-name="gr2" draw:text-style-name="P2" draw:layer="layout" svg:width="0.101cm" svg:height="0.11cm" svg:x="7.758cm" svg:y="0.534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6cm" svg:height="0.107cm" svg:x="7.89cm" svg:y="0.573cm" svg:viewBox="0 0 61 108" svg:d="M38 8c0-3 0-8-6-8-4 0-5 2-6 4-8 16-15 17-21 17-2 0-5 2-5 6 0 2 1 6 6 6 9 0 16-6 19-7v70h-17c-2 0-7 0-7 6s5 6 7 6h45c2 0 8 0 8-6s-6-6-8-6h-15z">
            <text:p/>
          </draw:path>
          <draw:polygon draw:style-name="gr2" draw:text-style-name="P2" draw:layer="layout" svg:width="0.233cm" svg:height="0.01cm" svg:x="7.744cm" svg:y="0.709cm" svg:viewBox="0 0 234 11" draw:points="117,11 0,11 0,0 234,0 234,11">
            <text:p/>
          </draw:polygon>
        </draw:g>
        <draw:g>
          <svg:title>TexMaths</svg:title>
          <svg:desc>7§display§$\texttt{\underline{o$_\texttt{3}$}}$§svg§600§FALSE§</svg:desc>
          <draw:polygon draw:style-name="gr1" draw:text-style-name="P1" draw:layer="layout" svg:width="0.233cm" svg:height="0.182cm" svg:x="7.623cm" svg:y="3.326cm" svg:viewBox="0 0 234 183" draw:points="117,183 0,183 0,0 234,0 234,183">
            <text:p/>
          </draw:polygon>
          <draw:path draw:style-name="gr2" draw:text-style-name="P2" draw:layer="layout" svg:width="0.101cm" svg:height="0.11cm" svg:x="7.637cm" svg:y="3.323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6cm" svg:height="0.108cm" svg:x="7.76cm" svg:y="3.362cm" svg:viewBox="0 0 77 109" svg:d="M38 56c18 0 26 13 26 21 0 11-10 21-25 21-3 0-17 0-24-8 1-2 1-2 2-4 0 0 0-1 0-2 0-4-4-8-9-8-4 0-8 3-8 9 0 15 17 24 39 24 23 0 38-16 38-32 0-9-6-21-19-27 8-6 13-15 13-25 0-14-13-25-32-25-21 0-34 8-34 20 0 6 4 9 9 9 4 0 8-4 8-8 0-3 0-4-1-5 5-5 16-5 18-5 11 0 19 7 19 14 0 2-1 9-6 14s-10 5-16 5c-10 1-13 1-13 7 0 5 5 5 8 5z">
            <text:p/>
          </draw:path>
          <draw:polygon draw:style-name="gr2" draw:text-style-name="P2" draw:layer="layout" svg:width="0.233cm" svg:height="0.01cm" svg:x="7.623cm" svg:y="3.498cm" svg:viewBox="0 0 234 11" draw:points="117,11 0,11 0,0 234,0 234,11">
            <text:p/>
          </draw:polygon>
        </draw:g>
        <draw:g>
          <svg:title>TexMaths</svg:title>
          <svg:desc>6§display§\circled{1} $\textt{~pointer is }\texttt{NULL}$§svg§600§FALSE§</svg:desc>
          <draw:polygon draw:style-name="gr1" draw:text-style-name="P1" draw:layer="layout" svg:width="1.746cm" svg:height="0.298cm" svg:x="9.574cm" svg:y="0.463cm" svg:viewBox="0 0 1747 299" draw:points="874,299 0,299 0,0 1747,0 1747,299">
            <text:p/>
          </draw:polygon>
          <draw:path draw:style-name="gr7" draw:text-style-name="P6" draw:layer="layout" svg:width="0.29cm" svg:height="0.29cm" svg:x="9.578cm" svg:y="0.4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3cm" svg:y="0.612cm" svg:viewBox="0 0 0 0" draw:points="0,0">
            <text:p/>
          </draw:polyline>
          <draw:path draw:style-name="gr2" draw:text-style-name="P2" draw:layer="layout" svg:width="0.069cm" svg:height="0.14cm" svg:x="9.69cm" svg:y="0.54cm" svg:viewBox="0 0 70 141" svg:d="M44 5c0-4 0-5-5-5-13 14-32 14-39 14v6c4 0 17 0 28-6v110c0 8-1 10-20 10h-7v7c8-1 26-1 35-1 8 0 27 0 34 1v-7h-6c-20 0-20-2-20-10z">
            <text:p/>
          </draw:path>
          <draw:path draw:style-name="gr2" draw:text-style-name="P2" draw:layer="layout" svg:width="0.103cm" svg:height="0.134cm" svg:x="9.95cm" svg:y="0.5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2cm" svg:y="0.5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78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36cm" svg:y="0.5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4cm" svg:y="0.5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28cm" svg:y="0.5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1cm" svg:y="0.5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45cm" svg:height="0.14cm" svg:x="10.675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69cm" svg:height="0.096cm" svg:x="10.733cm" svg:y="0.5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98cm" svg:height="0.128cm" svg:x="10.885cm" svg:y="0.552cm" svg:viewBox="0 0 99 129" svg:d="M34 8c-2-7-5-8-11-8h-15c-3 0-8 0-8 7 0 6 5 6 8 6h6v103h-6c-3 0-8 0-8 7 0 6 5 6 8 6h23c3 0 9 0 9-6 0-7-6-7-9-7h-5v-100l39 106c3 7 6 7 12 7s8 0 8-9v-107h6c3 0 8 0 8-6 0-7-5-7-8-7h-23c-3 0-8 0-8 7 0 6 5 6 8 6h6v100h-1z">
            <text:p/>
          </draw:path>
          <draw:path draw:style-name="gr2" draw:text-style-name="P2" draw:layer="layout" svg:width="0.108cm" svg:height="0.131cm" svg:x="10.99cm" svg:y="0.552cm" svg:viewBox="0 0 109 132" svg:d="M94 13h7c3 0 8 0 8-6 0-7-5-7-8-7h-28c-3 0-8 0-8 7 0 6 5 6 8 6h7v72c0 23-14 34-25 34-12 0-26-11-26-34v-72h7c3 0 9 0 9-6 0-7-6-7-9-7h-28c-3 0-8 0-8 7 0 6 5 6 8 6h7v73c0 26 19 46 40 46s39-20 39-46z">
            <text:p/>
          </draw:path>
          <draw:path draw:style-name="gr2" draw:text-style-name="P2" draw:layer="layout" svg:width="0.096cm" svg:height="0.128cm" svg:x="11.107cm" svg:y="0.552cm" svg:viewBox="0 0 97 129" svg:d="M31 13h12c3 0 9 0 9-6 0-7-6-7-9-7h-35c-3 0-8 0-8 7 0 6 5 6 8 6h8v103h-8c-3 0-8 0-8 7 0 6 5 6 8 6h80c7 0 9-1 9-9v-18c0-4 0-9-8-9-7 0-7 4-7 9v14h-51z">
            <text:p/>
          </draw:path>
          <draw:path draw:style-name="gr2" draw:text-style-name="P2" draw:layer="layout" svg:width="0.096cm" svg:height="0.128cm" svg:x="11.217cm" svg:y="0.552cm" svg:viewBox="0 0 97 129" svg:d="M31 13h12c3 0 9 0 9-6 0-7-6-7-9-7h-35c-3 0-8 0-8 7 0 6 5 6 8 6h8v103h-8c-3 0-8 0-8 7 0 6 5 6 8 6h80c7 0 9-1 9-9v-18c0-4 0-9-8-9-7 0-7 4-7 9v14h-51z">
            <text:p/>
          </draw:path>
        </draw:g>
        <draw:g>
          <svg:title>TexMaths</svg:title>
          <svg:desc>6§display§\circled{2} $\textt{~pointer to a new object \underline{\texttt{o}}}$§svg§600§FALSE§</svg:desc>
          <draw:polygon draw:style-name="gr1" draw:text-style-name="P1" draw:layer="layout" svg:width="2.705cm" svg:height="0.298cm" svg:x="9.58cm" svg:y="0.863cm" svg:viewBox="0 0 2706 299" draw:points="1353,299 0,299 0,0 2706,0 2706,299">
            <text:p/>
          </draw:polygon>
          <draw:path draw:style-name="gr7" draw:text-style-name="P6" draw:layer="layout" svg:width="0.29cm" svg:height="0.29cm" svg:x="9.584cm" svg:y="0.8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9cm" svg:y="1.012cm" svg:viewBox="0 0 0 0" draw:points="0,0">
            <text:p/>
          </draw:polyline>
          <draw:path draw:style-name="gr2" draw:text-style-name="P2" draw:layer="layout" svg:width="0.084cm" svg:height="0.14cm" svg:x="9.687cm" svg:y="0.94cm" svg:viewBox="0 0 85 141" svg:d="M16 125l23-22c33-29 46-41 46-62 0-24-20-41-45-41-24 0-40 19-40 38 0 12 11 12 11 12 4 0 11-3 11-11 0-5-3-11-11-11-1 0-2 0-3 0 5-14 17-21 29-21 19 0 28 17 28 34s-10 34-22 46l-41 46c-2 2-2 3-2 8h79l6-37h-6c0 6-2 16-4 19-2 2-16 2-20 2z">
            <text:p/>
          </draw:path>
          <draw:path draw:style-name="gr2" draw:text-style-name="P2" draw:layer="layout" svg:width="0.103cm" svg:height="0.134cm" svg:x="9.956cm" svg:y="0.9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8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4cm" svg:y="0.9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2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51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4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8cm" svg:y="0.9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8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2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4cm" svg:y="0.9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6cm" svg:height="0.092cm" svg:x="11.113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1cm" svg:height="0.096cm" svg:x="11.229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44cm" svg:height="0.092cm" svg:x="11.32cm" svg:y="0.989cm" svg:viewBox="0 0 145 93" svg:d="M127 20c4-10 10-13 18-13v-7c-5 1-11 1-15 1-6 0-16-1-20-1v7c8 0 12 4 12 10 0 1 0 2-1 4l-19 54-21-59c-1-2-1-3-1-3 0-6 8-6 12-6v-7c-6 0-16 1-22 1s-12 0-18-1v7c7 0 10 0 13 3 1 1 3 7 5 12l-18 51-21-57c-1-2-1-3-1-3 0-6 8-6 13-6v-7c-6 0-18 1-23 1-1 0-12 0-20-1v7c11 0 13 0 16 7l27 75c0 3 1 4 4 4s3-1 4-4l22-60 21 61c1 2 1 3 4 3s3-1 5-3z">
            <text:p/>
          </draw:path>
          <draw:path draw:style-name="gr2" draw:text-style-name="P2" draw:layer="layout" svg:width="0.093cm" svg:height="0.096cm" svg:x="11.545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3cm" svg:height="0.148cm" svg:x="11.65cm" svg:y="0.934cm" svg:viewBox="0 0 104 149" svg:d="M31 67v-67l-31 2v7c15 0 17 1 17 12v126h5c0 0 2-3 7-13 3 4 12 15 28 15 25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764cm" svg:y="0.939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842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937cm" svg:y="0.986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2.027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6cm" svg:height="0.094cm" svg:x="12.187cm" svg:y="0.988cm" svg:viewBox="0 0 87 95" svg:d="M87 47c0-26-20-47-43-47-24 0-44 21-44 47 0 27 20 48 44 48 23 0 43-21 43-48zM44 81c-16 0-30-15-30-35 0-19 14-33 30-33 15 0 29 14 29 33 0 20-14 35-29 35z">
            <text:p/>
          </draw:path>
          <draw:polygon draw:style-name="gr2" draw:text-style-name="P2" draw:layer="layout" svg:width="0.111cm" svg:height="0.008cm" svg:x="12.175cm" svg:y="1.106cm" svg:viewBox="0 0 112 9" draw:points="56,9 0,9 0,0 112,0 112,9">
            <text:p/>
          </draw:polygon>
        </draw:g>
        <draw:g>
          <svg:title>TexMaths</svg:title>
          <svg:desc>6§display§\circled{3}  $\textt{~pointer to a previously}$§svg§600§FALSE§</svg:desc>
          <draw:polygon draw:style-name="gr1" draw:text-style-name="P1" draw:layer="layout" svg:width="2.464cm" svg:height="0.298cm" svg:x="9.579cm" svg:y="1.263cm" svg:viewBox="0 0 2465 299" draw:points="1232,299 0,299 0,0 2465,0 2465,299">
            <text:p/>
          </draw:polygon>
          <draw:path draw:style-name="gr7" draw:text-style-name="P6" draw:layer="layout" svg:width="0.29cm" svg:height="0.29cm" svg:x="9.583cm" svg:y="1.2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8cm" svg:y="1.412cm" svg:viewBox="0 0 0 0" draw:points="0,0">
            <text:p/>
          </draw:polyline>
          <draw:path draw:style-name="gr2" draw:text-style-name="P2" draw:layer="layout" svg:width="0.087cm" svg:height="0.145cm" svg:x="9.685cm" svg:y="1.34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  <draw:path draw:style-name="gr2" draw:text-style-name="P2" draw:layer="layout" svg:width="0.103cm" svg:height="0.134cm" svg:x="9.955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7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3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1cm" svg:y="1.3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9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3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6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7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38cm" svg:y="1.3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3cm" svg:height="0.134cm" svg:x="11.111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7cm" svg:height="0.092cm" svg:x="11.228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1.31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092cm" svg:x="11.402cm" svg:y="1.389cm" svg:viewBox="0 0 104 93" svg:d="M84 21c2-5 6-14 20-14v-7c-5 1-12 1-16 1-5 0-15-1-18-1v7c7 0 10 4 10 9 0 1-1 3-2 5l-22 54-23-59c-1-3-1-3-1-4 0-5 8-5 12-5v-7c-7 0-19 1-24 1s-13 0-20-1v7c13 0 14 1 17 7l30 76c2 3 2 3 5 3s4-1 4-3z">
            <text:p/>
          </draw:path>
          <draw:path draw:style-name="gr2" draw:text-style-name="P2" draw:layer="layout" svg:width="0.045cm" svg:height="0.14cm" svg:x="11.515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93cm" svg:height="0.096cm" svg:x="11.572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6cm" svg:height="0.095cm" svg:x="11.678cm" svg:y="1.387cm" svg:viewBox="0 0 107 96" svg:d="M76 77v19l31-3v-6c-15 0-17-1-17-12v-75l-31 2v7c15 0 17 1 17 12v38c0 18-11 32-26 32-18 0-19-10-19-21v-70l-31 2v7c17 0 17 1 17 19v32c0 17 0 36 32 36 12 0 21-6 27-19z">
            <text:p/>
          </draw:path>
          <draw:path draw:style-name="gr2" draw:text-style-name="P2" draw:layer="layout" svg:width="0.069cm" svg:height="0.096cm" svg:x="11.795cm" svg:y="1.3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46cm" svg:height="0.146cm" svg:x="11.878cm" svg:y="1.334cm" svg:viewBox="0 0 47 147" svg:d="M31 0l-31 2v7c15 0 17 1 17 12v110c0 9-3 9-17 9v7c7 0 19-1 24-1s16 1 23 1v-7c-14 0-16 0-16-9z">
            <text:p/>
          </draw:path>
          <draw:path draw:style-name="gr2" draw:text-style-name="P2" draw:layer="layout" svg:width="0.103cm" svg:height="0.134cm" svg:x="11.934cm" svg:y="1.389cm" svg:viewBox="0 0 104 135" svg:d="M84 20c5-13 16-13 20-13v-7c-5 1-12 1-16 1s-14-1-18-1v7c6 0 9 3 9 9 0 2 0 2-1 5l-22 52-23-57c-1-2-1-3-1-4 0-5 8-5 12-5v-7c-6 0-20 1-24 1-5 0-13 0-20-1v7c10 0 14 0 17 7l32 77c-1 3-4 10-5 13-5 11-11 26-24 26-1 0-6 0-10-4 6-1 8-6 8-9 0-6-4-9-9-9-4 0-9 3-9 9 0 10 9 18 20 18 13 0 21-13 27-25z">
            <text:p/>
          </draw:path>
        </draw:g>
        <draw:g>
          <svg:title>TexMaths</svg:title>
          <svg:desc>6§display§$\textt{~allocated object}$§svg§600§FALSE§</svg:desc>
          <draw:polygon draw:style-name="gr1" draw:text-style-name="P1" draw:layer="layout" svg:width="1.459cm" svg:height="0.186cm" svg:x="9.949cm" svg:y="1.551cm" svg:viewBox="0 0 1460 187" draw:points="730,187 0,187 0,0 1460,0 1460,187">
            <text:p/>
          </draw:polygon>
          <draw:path draw:style-name="gr2" draw:text-style-name="P2" draw:layer="layout" svg:width="0.095cm" svg:height="0.096cm" svg:x="9.958cm" svg:y="1.602cm" svg:viewBox="0 0 96 97" svg:d="M62 79c0 9 6 17 17 17 4 0 17-2 17-20v-12h-5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46cm" svg:height="0.146cm" svg:x="10.061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46cm" svg:height="0.146cm" svg:x="10.119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93cm" svg:height="0.096cm" svg:x="10.176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08cm" svg:height="0.096cm" svg:x="10.289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94cm" svg:height="0.096cm" svg:x="10.384cm" svg:y="1.602cm" svg:viewBox="0 0 95 97" svg:d="M62 79c0 9 6 17 17 17 4 0 16-2 16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66cm" svg:height="0.131cm" svg:x="10.484cm" svg:y="1.567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568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148cm" svg:x="10.662cm" svg:y="1.55cm" svg:viewBox="0 0 104 149" svg:d="M73 135v14l31-2v-7c-14 0-16-2-16-12v-128l-30 2v7c15 0 16 1 16 12v46c-6-8-15-14-27-14-25 0-47 21-47 48s21 48 45 48c14 0 23-7 28-14zM73 79v43c0 4 0 4-2 7-6 11-16 15-25 15s-17-5-22-13c-6-9-7-21-7-30 0-7 1-20 7-30 5-6 13-13 24-13 8 0 16 3 23 13 2 3 2 4 2 8z">
            <text:p/>
          </draw:path>
          <draw:path draw:style-name="gr2" draw:text-style-name="P2" draw:layer="layout" svg:width="0.093cm" svg:height="0.096cm" svg:x="10.848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103cm" svg:height="0.148cm" svg:x="10.954cm" svg:y="1.55cm" svg:viewBox="0 0 104 149" svg:d="M31 67v-67l-31 2v7c15 0 17 1 17 12v126h5c0 0 2-3 7-13 3 4 12 15 28 15 26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068cm" svg:y="1.555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146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24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1.331cm" svg:y="1.567cm" svg:viewBox="0 0 67 132" svg:d="M33 46h30v-7h-30v-39h-5c-1 17-7 40-28 41v5h18v58c0 26 20 28 28 28 15 0 21-15 21-28v-12h-6v12c0 15-6 23-14 23-14 0-14-19-14-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4.8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7-08-31T12:16:17.527322313</dc:date>
    <meta:editing-duration>PT4H43M59S</meta:editing-duration>
    <meta:editing-cycles>30</meta:editing-cycles>
    <meta:generator>LibreOffice/5.1.6.2$Linux_X86_64 LibreOffice_project/10m0$Build-2</meta:generator>
    <meta:document-statistic meta:object-count="516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tikz}§\newcommand*\circled[1]{\tikz[baseline=(char.base)]{§            \node[shape=circle,draw,inner sep=2pt] (char) {#1};}}</meta:user-defined>
  </office:meta>
</office:document-meta>
</file>